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66496"/>
    </style:style>
    <style:style style:name="P5" style:family="paragraph" style:parent-style-name="Heading_20_1">
      <style:paragraph-properties fo:text-align="center" style:justify-single-word="false"/>
      <style:text-properties officeooo:paragraph-rsid="00066496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text-input text:description="">self.Title()</text:text-input></text:h>
      <text:p text:style-name="P4"/>
      <text:p text:style-name="P4"><office:annotation><dc:creator>Unknown Author</dc:creator><dc:date>2019-06-05T10:39:43</dc:date><text:p text:style-name="P6"><text:span text:style-name="T1">do text</text:span></text:p><text:p text:style-name="P6"><text:span text:style-name="T1">from xhtml(view.printXhtml(self, self.Description()))</text:span></text:p></office:annotation>Description</text:p>
      <text:p text:style-name="Standard"/>
      <text:p text:style-name="P3">Decision</text:p>
      <text:p text:style-name="Standard"><office:annotation><dc:creator>Unknown Author</dc:creator><dc:date>2019-06-05T10:40:27</dc:date><text:p text:style-name="P6"><text:span text:style-name="T1">do text</text:span></text:p><text:p text:style-name="P6"><text:span text:style-name="T1">from xhtml(view.printXhtml(self, self.getDecision()))</text:span>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6.646cm" svg:height="1.127cm" draw:z-index="0"><draw:image xlink:href="Pictures/100002010000016C0000003E498363EBEE74D53A.png" xlink:type="simple" xlink:show="embed" xlink:actuate="onLoad"/></draw:frame>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19-06-05T10:45:52.413531186</dc:date>
    <meta:editing-duration>PT7M1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9" meta:character-count="46" meta:non-whitespace-character-count="44"/>
  </office:meta>
</office:document-meta>
</file>